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Center">queXS: Installation</text:p>
      <text:h text:style-name="Heading_20_3" text:outline-level="3">Requirements</text:h>
      <text:list text:style-name="L1">
        <text:list-item>
          <text:p text:style-name="P12">Server</text:p>
          <text:list>
            <text:list-item>
              <text:p text:style-name="P12">PHP version 5 or greater</text:p>
            </text:list-item>
            <text:list-item>
              <text:p text:style-name="P12">AdoDB</text:p>
            </text:list-item>
            <text:list-item>
              <text:p text:style-name="P12">MySQL version 5 or greater</text:p>
            </text:list-item>
          </text:list>
        </text:list-item>
        <text:list-item>
          <text:p text:style-name="P12">Client</text:p>
          <text:list>
            <text:list-item>
              <text:p text:style-name="P12">Firefox web browser</text:p>
            </text:list-item>
          </text:list>
        </text:list-item>
      </text:list>
      <text:h text:style-name="Heading_20_3" text:outline-level="3">Requirements for VoIP integration</text:h>
      <text:list text:style-name="L3">
        <text:list-item>
          <text:p text:style-name="P3">Server</text:p>
          <text:list>
            <text:list-item>
              <text:p text:style-name="P3">Asterisk server (only tested with 1.4 or greater)</text:p>
            </text:list-item>
          </text:list>
        </text:list-item>
        <text:list-item>
          <text:p text:style-name="P3">Client</text:p>
          <text:list>
            <text:list-item>
              <text:p text:style-name="P3">SIP client with auto answer (I recommend pjsua)</text:p>
            </text:list-item>
          </text:list>
        </text:list-item>
      </text:list>
      <text:h text:style-name="Heading_20_3" text:outline-level="3">Installation</text:h>
      <text:list text:style-name="L4">
        <text:list-item>
          <text:p text:style-name="P4">Extract tar ball or zip file to a directory on your web server</text:p>
        </text:list-item>
        <text:list-item>
          <text:p text:style-name="P4">Security warning:</text:p>
        </text:list-item>
      </text:list>
      <text:list text:style-name="L9">
        <text:list-item>
          <text:list>
            <text:list-item>
              <text:p text:style-name="P9">queXS does not have any intrinsic security, so relies on the web server for authentication</text:p>
            </text:list-item>
          </text:list>
        </text:list-item>
      </text:list>
      <text:list text:style-name="L8">
        <text:list-item>
          <text:list>
            <text:list-item>
              <text:p text:style-name="P8">Set up a form of authentication such as basic username password authentication</text:p>
            </text:list-item>
          </text:list>
        </text:list-item>
      </text:list>
      <text:list text:style-name="L7">
        <text:list-item>
          <text:list>
            <text:list-item>
              <text:p text:style-name="P7">Make sure to secure the entire installation to trusted users/operators</text:p>
            </text:list-item>
          </text:list>
        </text:list-item>
      </text:list>
      <text:list text:style-name="L6">
        <text:list-item>
          <text:list>
            <text:list-item>
              <text:p text:style-name="P6">Secure the /admin subdirectory to trusted administrators only</text:p>
            </text:list-item>
          </text:list>
        </text:list-item>
      </text:list>
      <text:list text:style-name="L4" text:continue-numbering="true">
        <text:list-item>
          <text:p text:style-name="P4">Create the database structure by using the database/quexs.sql file on your mySQL database server.</text:p>
        </text:list-item>
      </text:list>
      <text:list text:style-name="L5">
        <text:list-item>
          <text:list>
            <text:list-item>
              <text:p text:style-name="P5">It is recommended to create a database user with privileges only to the queXS database</text:p>
            </text:list-item>
          </text:list>
        </text:list-item>
      </text:list>
      <text:list text:style-name="L4" text:continue-numbering="true">
        <text:list-item>
          <text:p text:style-name="P4">Edit the config.inc.php file to point to your database and your local web paths</text:p>
        </text:list-item>
        <text:list-item>
          <text:p text:style-name="P4">Edit the db.inc.php file to point to your AdoDB installation</text:p>
        </text:list-item>
        <text:list-item>
          <text:p text:style-name="P4">Edit the include/limesurvey/config.php file to point to your database and local web paths</text:p>
        </text:list-item>
      </text:list>
      <text:list text:style-name="L10">
        <text:list-item>
          <text:list>
            <text:list-item>
              <text:p text:style-name="P10">The limesurvey database can be the same as the queXS database, as it will create tables with a prefix</text:p>
            </text:list-item>
            <text:list-item>
              <text:p text:style-name="P10">Make sure this database information is the same as in the queXS config.inc.php file for the LIME_DB fields</text:p>
            </text:list-item>
          </text:list>
        </text:list-item>
      </text:list>
      <text:list text:style-name="L4" text:continue-numbering="true">
        <text:list-item>
          <text:p text:style-name="P4">Open a web browser, and browse to the queXS installation subdirectory include/limesurvey/admin/install</text:p>
        </text:list-item>
        <text:list-item>
          <text:p text:style-name="P4">Follow the on-screen instructions to install LimeSurvey</text:p>
        </text:list-item>
        <text:list-item>
          <text:p text:style-name="P4">Remove the include/limesurvey/admin/install directory from the web server </text:p>
        </text:list-item>
        <text:list-item>
          <text:p text:style-name="P4">Browse to the admin directory of the queXS installation in a web browser to begin administering the queXS system</text:p>
        </text:list-item>
      </text:list>
      <text:h text:style-name="Heading_20_3" text:outline-level="3" text:is-list-header="true"><text:soft-page-break/>Installation with VoIP</text:h>
      <text:list text:style-name="L11">
        <text:list-item>
          <text:p text:style-name="P11">Confirm that config.inc.php is configured to point to your Asterisk server</text:p>
        </text:list-item>
        <text:list-item>
          <text:p text:style-name="P11">Make sure SIP extensions exist</text:p>
        </text:list-item>
      </text:list>
      <text:p text:style-name="Text_20_body"/>
      <text:list text:style-name="L4" text:continue-numbering="true">
        <text:list-item>
          <text:list text:continue-numbering="true">
            <text:list-header>
              <text:p text:style-name="P4"/>
            </text:list-header>
          </text:list>
        </text:list-item>
      </text:list>
      <text:p text:style-name="P2"/>
      <text:p text:style-name="P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Center" style:family="paragraph" style:class="html">
      <style:paragraph-properties fo:text-align="center" style:justify-single-word="false"/>
      <style:text-properties fo:font-size="16pt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Adam Zammit</meta:initial-creator>
    <meta:creation-date>2008-08-04T11:43:13</meta:creation-date>
    <dc:creator>Adam Zammit</dc:creator>
    <dc:date>2008-08-06T11:59:17</dc:date>
    <meta:editing-cycles>4</meta:editing-cycles>
    <meta:editing-duration>P2DT0H16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4" meta:word-count="282" meta:character-count="1735"/>
  </office:meta>
</office:document-meta>
</file>